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68C88C6A27E6778A44.png" manifest:media-type="image/png"/>
  <manifest:file-entry manifest:full-path="Pictures/10000000000001E000000168970201844ADBC715.png" manifest:media-type="image/png"/>
  <manifest:file-entry manifest:full-path="Pictures/10000000000001E0000001685546C5E333F0B394.png" manifest:media-type="image/png"/>
  <manifest:file-entry manifest:full-path="Pictures/10000000000001E00000016824DA6735DA8F0200.png" manifest:media-type="image/png"/>
  <manifest:file-entry manifest:full-path="Pictures/10000000000001E00000016899DCA015FE69AE8F.png" manifest:media-type="image/png"/>
  <manifest:file-entry manifest:full-path="Pictures/10000000000001E00000016826F7666DBAD75791.png" manifest:media-type="image/png"/>
  <manifest:file-entry manifest:full-path="Pictures/10000000000001E000000168639E84D5B5FF2D37.png" manifest:media-type="image/png"/>
  <manifest:file-entry manifest:full-path="Pictures/10000000000001E000000168ACFF3BB85A0FC407.png" manifest:media-type="image/png"/>
  <manifest:file-entry manifest:full-path="Pictures/10000000000001E000000168235279B2856EB515.png" manifest:media-type="image/png"/>
  <manifest:file-entry manifest:full-path="Pictures/10000000000001E0000001680489D90506098469.png" manifest:media-type="image/png"/>
  <manifest:file-entry manifest:full-path="Pictures/10000000000001E000000168A4D27CDEBE1A7ADD.png" manifest:media-type="image/png"/>
  <manifest:file-entry manifest:full-path="Pictures/10000000000001E0000001687EE28A0AFB1655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eeeeee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cm" svg:y1="16.098cm" svg:x2="26.801cm" svg:y2="13.802cm">
            <text:p/>
          </draw:line>
          <draw:line draw:style-name="gr1" draw:text-style-name="P1" draw:layer="layout" svg:x1="15.9cm" svg:y1="16.1cm" svg:x2="25.809cm" svg:y2="11.228cm">
            <text:p/>
          </draw:line>
          <draw:line draw:style-name="gr1" draw:text-style-name="P1" draw:layer="layout" svg:x1="16cm" svg:y1="16.1cm" svg:x2="24.414cm" svg:y2="8.949cm">
            <text:p/>
          </draw:line>
          <draw:line draw:style-name="gr1" draw:text-style-name="P1" draw:layer="layout" svg:x1="15.994cm" svg:y1="16.1cm" svg:x2="22.4cm" svg:y2="7.106cm">
            <text:p/>
          </draw:line>
          <draw:line draw:style-name="gr1" draw:text-style-name="P1" draw:layer="layout" svg:x1="16cm" svg:y1="16.089cm" svg:x2="20.007cm" svg:y2="5.8cm">
            <text:p/>
          </draw:line>
          <draw:line draw:style-name="gr1" draw:text-style-name="P1" draw:layer="layout" svg:x1="16.036cm" svg:y1="16cm" svg:x2="17.4cm" svg:y2="5.042cm">
            <text:p/>
          </draw:line>
        </draw:g>
        <draw:g>
          <draw:line draw:style-name="gr1" draw:text-style-name="P1" draw:layer="layout" svg:x1="16.001cm" svg:y1="16.098cm" svg:x2="5.2cm" svg:y2="13.802cm">
            <text:p/>
          </draw:line>
          <draw:line draw:style-name="gr1" draw:text-style-name="P1" draw:layer="layout" svg:x1="16.1cm" svg:y1="16.1cm" svg:x2="6.191cm" svg:y2="11.228cm">
            <text:p/>
          </draw:line>
          <draw:line draw:style-name="gr1" draw:text-style-name="P1" draw:layer="layout" svg:x1="16.001cm" svg:y1="16.1cm" svg:x2="7.587cm" svg:y2="8.949cm">
            <text:p/>
          </draw:line>
          <draw:line draw:style-name="gr1" draw:text-style-name="P1" draw:layer="layout" svg:x1="16.006cm" svg:y1="16.1cm" svg:x2="9.6cm" svg:y2="7.106cm">
            <text:p/>
          </draw:line>
          <draw:line draw:style-name="gr1" draw:text-style-name="P1" draw:layer="layout" svg:x1="16cm" svg:y1="16.089cm" svg:x2="11.993cm" svg:y2="5.8cm">
            <text:p/>
          </draw:line>
          <draw:line draw:style-name="gr1" draw:text-style-name="P1" draw:layer="layout" svg:x1="15.964cm" svg:y1="16cm" svg:x2="14.6cm" svg:y2="5.042cm">
            <text:p/>
          </draw:line>
        </draw:g>
        <draw:frame draw:style-name="gr2" draw:text-style-name="P2" draw:layer="layout" svg:width="3.602cm" svg:height="2.701cm" svg:x="2.998cm" svg:y="12.2cm">
          <draw:image xlink:href="Pictures/10000000000001E000000168ACFF3BB85A0FC407.png" xlink:type="simple" xlink:show="embed" xlink:actuate="onLoad">
            <text:p/>
          </draw:image>
        </draw:frame>
        <draw:frame draw:style-name="gr2" draw:text-style-name="P2" draw:layer="layout" svg:width="3.6cm" svg:height="2.7cm" svg:x="4.5cm" svg:y="7.3cm">
          <draw:image xlink:href="Pictures/10000000000001E00000016899DCA015FE69AE8F.png" xlink:type="simple" xlink:show="embed" xlink:actuate="onLoad">
            <text:p/>
          </draw:image>
        </draw:frame>
        <draw:frame draw:style-name="gr2" draw:text-style-name="P2" draw:layer="layout" svg:width="3.6cm" svg:height="2.7cm" svg:x="3.5cm" svg:y="9.7cm">
          <draw:image xlink:href="Pictures/10000000000001E0000001687EE28A0AFB165512.png" xlink:type="simple" xlink:show="embed" xlink:actuate="onLoad">
            <text:p/>
          </draw:image>
        </draw:frame>
        <draw:frame draw:style-name="gr2" draw:text-style-name="P2" draw:layer="layout" svg:width="3.6cm" svg:height="2.7cm" svg:x="6.8cm" svg:y="5.3cm">
          <draw:image xlink:href="Pictures/10000000000001E000000168235279B2856EB515.png" xlink:type="simple" xlink:show="embed" xlink:actuate="onLoad">
            <text:p/>
          </draw:image>
        </draw:frame>
        <draw:frame draw:style-name="gr2" draw:text-style-name="P2" draw:layer="layout" svg:width="3.6cm" svg:height="2.7cm" svg:x="13.077cm" svg:y="2.5cm">
          <draw:image xlink:href="Pictures/10000000000001E00000016826F7666DBAD75791.png" xlink:type="simple" xlink:show="embed" xlink:actuate="onLoad">
            <text:p/>
          </draw:image>
        </draw:frame>
        <draw:frame draw:style-name="gr2" draw:text-style-name="P2" draw:layer="layout" svg:width="3.6cm" svg:height="2.7cm" svg:x="10.1cm" svg:y="3.6cm">
          <draw:image xlink:href="Pictures/10000000000001E0000001680489D90506098469.png" xlink:type="simple" xlink:show="embed" xlink:actuate="onLoad">
            <text:p/>
          </draw:image>
        </draw:frame>
        <draw:frame draw:style-name="gr2" draw:text-style-name="P2" draw:layer="layout" svg:width="3.6cm" svg:height="2.7cm" svg:x="24.4cm" svg:y="9.8cm">
          <draw:image xlink:href="Pictures/10000000000001E000000168A4D27CDEBE1A7ADD.png" xlink:type="simple" xlink:show="embed" xlink:actuate="onLoad">
            <text:p/>
          </draw:image>
        </draw:frame>
        <draw:frame draw:style-name="gr2" draw:text-style-name="P2" draw:layer="layout" svg:width="3.6cm" svg:height="2.7cm" svg:x="19.3cm" svg:y="3.6cm">
          <draw:image xlink:href="Pictures/10000000000001E00000016824DA6735DA8F0200.png" xlink:type="simple" xlink:show="embed" xlink:actuate="onLoad">
            <text:p/>
          </draw:image>
        </draw:frame>
        <draw:frame draw:style-name="gr2" draw:text-style-name="P2" draw:layer="layout" svg:width="3.6cm" svg:height="2.7cm" svg:x="25.2cm" svg:y="12.3cm">
          <draw:image xlink:href="Pictures/10000000000001E0000001685546C5E333F0B394.png" xlink:type="simple" xlink:show="embed" xlink:actuate="onLoad">
            <text:p/>
          </draw:image>
        </draw:frame>
        <draw:frame draw:style-name="gr2" draw:text-style-name="P2" draw:layer="layout" svg:width="3.6cm" svg:height="2.7cm" svg:x="16.4cm" svg:y="2.5cm">
          <draw:image xlink:href="Pictures/10000000000001E000000168639E84D5B5FF2D37.png" xlink:type="simple" xlink:show="embed" xlink:actuate="onLoad">
            <text:p/>
          </draw:image>
        </draw:frame>
        <draw:frame draw:style-name="gr2" draw:text-style-name="P2" draw:layer="layout" svg:width="3.6cm" svg:height="2.7cm" svg:x="21.4cm" svg:y="5.3cm">
          <draw:image xlink:href="Pictures/10000000000001E000000168970201844ADBC715.png" xlink:type="simple" xlink:show="embed" xlink:actuate="onLoad">
            <text:p/>
          </draw:image>
        </draw:frame>
        <draw:frame draw:style-name="gr2" draw:text-style-name="P2" draw:layer="layout" svg:width="3.6cm" svg:height="2.7cm" svg:x="23.3cm" svg:y="7.3cm">
          <draw:image xlink:href="Pictures/10000000000001E000000168C88C6A27E6778A44.png" xlink:type="simple" xlink:show="embed" xlink:actuate="onLoad">
            <text:p/>
          </draw:image>
        </draw:frame>
        <draw:frame draw:style-name="gr3" draw:text-style-name="P3" draw:layer="layout" svg:width="3.283cm" svg:height="2.384cm" svg:x="4.3cm" svg:y="16.2cm">
          <draw:text-box>
            <text:p>Today<text:line-break/>Tomorrow<text:line-break/>Day af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9-07-19T20:11:45.116973469</meta:creation-date>
    <dc:date>2019-07-19T20:48:42.479497751</dc:date>
    <dc:creator>Neil Smith</dc:creator>
    <meta:editing-duration>PT16M37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